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Estudio Teórico Práctico de la Robótica al Servicio de la Sociedad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5">Memoria<text:tab/>3</text:p>
          <text:p text:style-name="P4">Motivacion del proyecto<text:tab/>3</text:p>
          <text:p text:style-name="P4">Objetivos<text:tab/>3</text:p>
          <text:p text:style-name="P4">Metodologia<text:tab/>3</text:p>
          <text:p text:style-name="P4">Recursos<text:tab/>3</text:p>
          <text:p text:style-name="P6">Tecnicas<text:tab/>3</text:p>
          <text:p text:style-name="P6">Hardware<text:tab/>3</text:p>
          <text:p text:style-name="P6">Software<text:tab/>3</text:p>
          <text:p text:style-name="P5">Introduccion a la robotica<text:tab/>4</text:p>
          <text:p text:style-name="P4">Introduccion<text:tab/>4</text:p>
          <text:p text:style-name="P4">Breve historia de la robotica<text:tab/>4</text:p>
          <text:p text:style-name="P4">Clasificación de los robots<text:tab/>4</text:p>
          <text:p text:style-name="P5">El problema<text:tab/>5</text:p>
          <text:p text:style-name="P4">Introduccion<text:tab/>5</text:p>
          <text:p text:style-name="P4">Solucion<text:tab/>5</text:p>
          <text:p text:style-name="P6">La plataforma Robot<text:tab/>5</text:p>
          <text:p text:style-name="P6">La plataforma en el centro comercial<text:tab/>5</text:p>
          <text:p text:style-name="P6">La plataforma Software<text:tab/>5</text:p>
        </text:index-body>
      </text:table-of-content>
      <text:p text:style-name="Standard"/>
      <text:h text:style-name="P2" text:outline-level="1">Memoria</text:h>
      <text:h text:style-name="Heading_20_2" text:outline-level="2">Motivacion del proyecto</text:h>
      <text:h text:style-name="Heading_20_2" text:outline-level="2">Objetivos</text:h>
      <text:h text:style-name="Heading_20_2" text:outline-level="2">Metodologia</text:h>
      <text:h text:style-name="Heading_20_2" text:outline-level="2">Recursos</text:h>
      <text:h text:style-name="Heading_20_3" text:outline-level="3">Tecnicas</text:h>
      <text:h text:style-name="Heading_20_3" text:outline-level="3">Hardware</text:h>
      <text:h text:style-name="Heading_20_3" text:outline-level="3">Software</text:h>
      <text:p text:style-name="Text_20_body"/>
      <text:h text:style-name="P2" text:outline-level="1">Introduccion a la robotica</text:h>
      <text:h text:style-name="Heading_20_2" text:outline-level="2">Introduccion</text:h>
      <text:h text:style-name="Heading_20_2" text:outline-level="2">Breve historia de la robotica</text:h>
      <text:h text:style-name="Heading_20_2" text:outline-level="2">Clasificación de los robots</text:h>
      <text:p text:style-name="Text_20_body"/>
      <text:h text:style-name="P2" text:outline-level="1">El problema</text:h>
      <text:h text:style-name="Heading_20_2" text:outline-level="2">Introduccion</text:h>
      <text:h text:style-name="Heading_20_2" text:outline-level="2">Solucion</text:h>
      <text:h text:style-name="Heading_20_3" text:outline-level="3">La plataforma Robot</text:h>
      <text:h text:style-name="Heading_20_3" text:outline-level="3">La plataforma en el centro comercial</text:h>
      <text:h text:style-name="Heading_20_3" text:outline-level="3">La plataforma Softwar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4-10T16:47:56</meta:creation-date>
    <dc:date>2011-04-10T16:56:50</dc:date>
    <dc:creator>Juan Moral</dc:creator>
    <meta:editing-duration>PT00H08M55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5" meta:paragraph-count="38" meta:word-count="110" meta:character-count="676"/>
  </office:meta>
</office:document-meta>
</file>